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ackground-color="#dde8cb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old</text:p>
          </table:table-cell>
          <table:table-cell table:style-name="Default" office:value-type="string" calcext:value-type="string">
            <text:p>dim </text:p>
          </table:table-cell>
          <table:table-cell table:style-name="Default" office:value-type="string" calcext:value-type="string">
            <text:p>varianc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epochs</text:p>
          </table:table-cell>
          <table:table-cell table:number-columns-repeated="2"/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epoch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67508721224335" calcext:value-type="float">
            <text:p>0.567508721224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62999990312183" calcext:value-type="float">
            <text:p>0.56299999031218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MODE([.G7:.G11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68903257176544" calcext:value-type="float">
            <text:p>0.568903257176544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58698454542257" calcext:value-type="float">
            <text:p>0.558698454542257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3" table:formula="of:=MODE([.E17:.E21])" office:value-type="float" office:value="0.01" calcext:value-type="float">
            <text:p>0.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table:formula="of:=MODE([.G17:.G21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65369608731761" calcext:value-type="float">
            <text:p>0.56536960873176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3" office:value-type="float" office:value="50" calcext:value-type="float">
            <text:p>50</text:p>
          </table:table-cell>
          <table:table-cell table:style-name="ce3" table:formula="of:=MODE([.E22:.E26])" office:value-type="float" office:value="0.01" calcext:value-type="float">
            <text:p>0.01</text:p>
          </table:table-cell>
          <table:table-cell table:style-name="ce3" table:formula="of:=MODE([.F22:.F26])" office:value-type="float" office:value="64" calcext:value-type="float">
            <text:p>64</text:p>
          </table:table-cell>
          <table:table-cell table:style-name="ce3" table:formula="of:=MODE([.G22:.G26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.618788887754099" calcext:value-type="float">
            <text:p>0.61878888775409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60" calcext:value-type="float">
            <text:p>60</text:p>
          </table:table-cell>
          <table:table-cell table:style-name="ce5" table:formula="of:=MODE([.E27:.E31])" office:value-type="float" office:value="0.001" calcext:value-type="float">
            <text:p>0.001</text:p>
          </table:table-cell>
          <table:table-cell table:style-name="ce5" table:formula="of:=MODE([.F27:.F31])" office:value-type="float" office:value="32" calcext:value-type="float">
            <text:p>32</text:p>
          </table:table-cell>
          <table:table-cell table:style-name="ce5" table:formula="of:=MODE([.G27:.G31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.621432726101444" calcext:value-type="float">
            <text:p>0.62143272610144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table:formula="of:=MODE([.E32:.E36])" office:value-type="float" office:value="0.001" calcext:value-type="float">
            <text:p>0.001</text:p>
          </table:table-cell>
          <table:table-cell table:style-name="ce3" table:formula="of:=MODE([.F32:.F36])" office:value-type="float" office:value="64" calcext:value-type="float">
            <text:p>64</text:p>
          </table:table-cell>
          <table:table-cell table:style-name="ce3" table:formula="of:=MODE([.G32:.G36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.623654129355188" calcext:value-type="float">
            <text:p>0.62365412935518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5" table:formula="of:=MODE([.E37:.E41])" office:value-type="float" office:value="0.001" calcext:value-type="float">
            <text:p>0.001</text:p>
          </table:table-cell>
          <table:table-cell table:style-name="ce3" table:formula="of:=MODE([.F37:.F41])" office:value-type="float" office:value="32" calcext:value-type="float">
            <text:p>32</text:p>
          </table:table-cell>
          <table:table-cell table:style-name="ce3" table:formula="of:=MODE([.G37:.G41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.622692506414694" calcext:value-type="float">
            <text:p>0.62269250641469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table:formula="of:=MODE([.E42:.E46])" office:value-type="float" office:value="0.01" calcext:value-type="float">
            <text:p>0.01</text:p>
          </table:table-cell>
          <table:table-cell table:style-name="ce3" table:formula="of:=MODE([.F42:.F46])" office:value-type="float" office:value="64" calcext:value-type="float">
            <text:p>64</text:p>
          </table:table-cell>
          <table:table-cell table:style-name="ce3" table:formula="of:=MODE([.G42:.G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.624555686509203" calcext:value-type="float">
            <text:p>0.62455568650920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5" table:formula="of:=MODE([.E47:.E51])" office:value-type="float" office:value="0.01" calcext:value-type="float">
            <text:p>0.01</text:p>
          </table:table-cell>
          <table:table-cell table:style-name="ce3" table:formula="of:=MODE([.F47:.F51])" office:value-type="float" office:value="64" calcext:value-type="float">
            <text:p>64</text:p>
          </table:table-cell>
          <table:table-cell table:style-name="ce3" table:formula="of:=MODE([.G47:.G51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44649387540801" calcext:value-type="float">
            <text:p>0.644649387540801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110" calcext:value-type="float">
            <text:p>110</text:p>
          </table:table-cell>
          <table:table-cell table:style-name="ce3" table:formula="of:=MODE([.E52:.E56])" office:value-type="float" office:value="0.01" calcext:value-type="float">
            <text:p>0.01</text:p>
          </table:table-cell>
          <table:table-cell table:style-name="ce3" table:formula="of:=MODE([.F52:.F56])" office:value-type="float" office:value="32" calcext:value-type="float">
            <text:p>32</text:p>
          </table:table-cell>
          <table:table-cell table:style-name="ce3" table:formula="of:=MODE([.G52:.G56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44294736388158" calcext:value-type="float">
            <text:p>0.644294736388158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120" calcext:value-type="float">
            <text:p>120</text:p>
          </table:table-cell>
          <table:table-cell table:style-name="ce5" table:formula="of:=MODE([.E57:.E61])" office:value-type="float" office:value="0.001" calcext:value-type="float">
            <text:p>0.001</text:p>
          </table:table-cell>
          <table:table-cell table:style-name="ce3" table:formula="of:=MODE([.F57:.F61])" office:value-type="float" office:value="64" calcext:value-type="float">
            <text:p>64</text:p>
          </table:table-cell>
          <table:table-cell table:style-name="ce3" table:formula="of:=MODE([.G57:.G61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44257892218238" calcext:value-type="float">
            <text:p>0.6442578922182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/>
          <table:table-cell table:style-name="ce4" table:formula="of:=MODE([.K2:.K13])" office:value-type="float" office:value="0.01" calcext:value-type="float">
            <text:p>0.01</text:p>
          </table:table-cell>
          <table:table-cell table:style-name="ce4" table:formula="of:=MODE([.L2:.L13])" office:value-type="float" office:value="64" calcext:value-type="float">
            <text:p>64</text:p>
          </table:table-cell>
          <table:table-cell table:style-name="ce4" table:formula="of:=MODE([.M2:.M13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45867128781139" calcext:value-type="float">
            <text:p>0.645867128781139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49432333276607" calcext:value-type="float">
            <text:p>0.6494323332766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0.671161978354085" calcext:value-type="float">
            <text:p>0.67116197835408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0.665805380579445" calcext:value-type="float">
            <text:p>0.66580538057944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0.667520559752705" calcext:value-type="float">
            <text:p>0.6675205597527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0.667199766463408" calcext:value-type="float">
            <text:p>0.66719976646340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0.669066813398993" calcext:value-type="float">
            <text:p>0.66906681339899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680411892038911" calcext:value-type="float">
            <text:p>0.680411892038911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685046844912896" calcext:value-type="float">
            <text:p>0.685046844912896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684563503697581" calcext:value-type="float">
            <text:p>0.684563503697581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685287679689819" calcext:value-type="float">
            <text:p>0.685287679689819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679918945796628" calcext:value-type="float">
            <text:p>0.679918945796628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.693730593665644" calcext:value-type="float">
            <text:p>0.69373059366564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.69064670958387" calcext:value-type="float">
            <text:p>0.6906467095838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.689218659598152" calcext:value-type="float">
            <text:p>0.68921865959815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.689633585702628" calcext:value-type="float">
            <text:p>0.68963358570262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.692529134473681" calcext:value-type="float">
            <text:p>0.69252913447368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698925506363473" calcext:value-type="float">
            <text:p>0.698925506363473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697932026484559" calcext:value-type="float">
            <text:p>0.69793202648455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696894182802461" calcext:value-type="float">
            <text:p>0.696894182802461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701831397116506" calcext:value-type="float">
            <text:p>0.701831397116506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703489379864638" calcext:value-type="float">
            <text:p>0.703489379864638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711326198514841" calcext:value-type="float">
            <text:p>0.71132619851484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711195022393874" calcext:value-type="float">
            <text:p>0.71119502239387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708231047354823" calcext:value-type="float">
            <text:p>0.708231047354823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706670151664814" calcext:value-type="float">
            <text:p>0.7066701516648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709983075855668" calcext:value-type="float">
            <text:p>0.70998307585566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712185861273724" calcext:value-type="float">
            <text:p>0.712185861273724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713823057611211" calcext:value-type="float">
            <text:p>0.713823057611211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713475745341607" calcext:value-type="float">
            <text:p>0.713475745341607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716574922307322" calcext:value-type="float">
            <text:p>0.716574922307322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713811614220047" calcext:value-type="float">
            <text:p>0.713811614220047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721545751061071" calcext:value-type="float">
            <text:p>0.72154575106107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72285608847335" calcext:value-type="float">
            <text:p>0.7228560884733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722221527173611" calcext:value-type="float">
            <text:p>0.72222152717361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723817409277373" calcext:value-type="float">
            <text:p>0.72381740927737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721504988485906" calcext:value-type="float">
            <text:p>0.72150498848590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727288126764072" calcext:value-type="float">
            <text:p>0.72728812676407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724138935800542" calcext:value-type="float">
            <text:p>0.724138935800542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727362930007304" calcext:value-type="float">
            <text:p>0.727362930007304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726445161018106" calcext:value-type="float">
            <text:p>0.726445161018106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729725065431011" calcext:value-type="float">
            <text:p>0.729725065431011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728358352639636" calcext:value-type="float">
            <text:p>0.72835835263963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728972805774739" calcext:value-type="float">
            <text:p>0.72897280577473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72826551359851" calcext:value-type="float">
            <text:p>0.7282655135985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729342009876941" calcext:value-type="float">
            <text:p>0.72934200987694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731811353658219" calcext:value-type="float">
            <text:p>0.73181135365821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G6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1:08:57.370065992</meta:creation-date>
    <dc:date>2021-08-31T11:45:57.185417494</dc:date>
    <meta:editing-duration>PT5M25S</meta:editing-duration>
    <meta:editing-cycles>2</meta:editing-cycles>
    <meta:generator>LibreOffice/7.1.5.2$Linux_X86_64 LibreOffice_project/10$Build-2</meta:generator>
    <meta:document-statistic meta:table-count="1" meta:cell-count="482" meta:object-count="0"/>
  </office:meta>
</office:document-meta>
</file>